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b3c6" officeooo:paragraph-rsid="0014b3c6"/>
    </style:style>
    <style:style style:name="P2" style:family="paragraph" style:parent-style-name="Standard" style:list-style-name="L1">
      <style:text-properties officeooo:rsid="0014b3c6" officeooo:paragraph-rsid="0014b3c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b3c6" officeooo:paragraph-rsid="0014b3c6" style:font-weight-asian="bold" style:font-weight-complex="bold"/>
    </style:style>
    <style:style style:name="P4" style:family="paragraph" style:parent-style-name="Standard" style:list-style-name="L1">
      <style:text-properties style:text-line-through-style="solid" style:text-line-through-type="single" officeooo:rsid="0014b3c6" officeooo:paragraph-rsid="0014b3c6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 PENDIENTES PCB SNIFFER TCN</text:p>
      <text:p text:style-name="P1"/>
      <text:p text:style-name="P1"/>
      <text:list xml:id="list2863099090" text:style-name="L1">
        <text:list-item>
          <text:p text:style-name="P2">Control envio DigiKey por FedEx</text:p>
        </text:list-item>
        <text:list-item>
          <text:p text:style-name="P4">Planilla con columnas EDA, 3D, DataSheet.</text:p>
        </text:list-item>
        <text:list-item>
          <text:p text:style-name="P2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08:16:48.302738594</meta:creation-date>
    <meta:generator>LibreOffice/6.0.7.3$Linux_X86_64 LibreOffice_project/00m0$Build-3</meta:generator>
    <dc:date>2021-04-28T10:07:10.984110282</dc:date>
    <meta:editing-duration>PT1H50M21S</meta:editing-duration>
    <meta:editing-cycles>3</meta:editing-cycles>
    <meta:document-statistic meta:table-count="0" meta:image-count="0" meta:object-count="0" meta:page-count="1" meta:paragraph-count="4" meta:word-count="19" meta:character-count="108" meta:non-whitespace-character-count="95"/>
  </office:meta>
</office:document-meta>
</file>